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8bd" officeooo:paragraph-rsid="001728bd"/>
    </style:style>
    <style:style style:name="P2" style:family="paragraph" style:parent-style-name="Standard">
      <style:text-properties officeooo:rsid="001728bd" officeooo:paragraph-rsid="0017dbc2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728bd" officeooo:paragraph-rsid="001728bd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5pt" fo:font-weight="bold" officeooo:rsid="001728bd" officeooo:paragraph-rsid="001728b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7eb7e" officeooo:paragraph-rsid="0017eb7e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b1304" officeooo:paragraph-rsid="001b1304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b1304" officeooo:paragraph-rsid="001b1304"/>
    </style:style>
    <style:style style:name="T1" style:family="text">
      <style:text-properties officeooo:rsid="001728bd"/>
    </style:style>
    <style:style style:name="T2" style:family="text">
      <style:text-properties officeooo:rsid="0017db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officeooo:rsid="00193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REPORT</text:p>
      <text:p text:style-name="P1"/>
      <text:p text:style-name="P1"><text:span text:style-name="T5">Week</text:span> - 6.04 to 13.04 <text:span text:style-name="T8">2019</text:span></text:p>
      <text:p text:style-name="P1"><text:span text:style-name="T5">Name</text:span> – Sahas Agarwal</text:p>
      <text:p text:style-name="P1"><text:span text:style-name="T5">Subsytem</text:span> – Coding</text:p>
      <text:p text:style-name="P1"/>
      <text:p text:style-name="P4">OPENMV</text:p>
      <text:p text:style-name="P1"><text:tab/>Completed the colour detection code. It includes communication with the arduino.</text:p>
      <text:p text:style-name="P1"/>
      <text:p text:style-name="P4">ENCODER</text:p>
      <text:p text:style-name="P2"><text:tab/>Completed a preliminary code which inputs multiple encoder values <text:span text:style-name="T2">using multiplexers. </text:span></text:p>
      <text:p text:style-name="P2"><text:tab/><text:span text:style-name="T2">Not tested yet.</text:span></text:p>
      <text:p text:style-name="P2"/>
      <text:p text:style-name="P5">ROS</text:p>
      <text:p text:style-name="P5"><text:tab/><text:span text:style-name="T7">Code to interface ROS with Arduino using rosserial.</text:span></text:p>
      <text:p text:style-name="P5"><text:span text:style-name="T7"><text:tab/></text:span></text:p>
      <text:p text:style-name="P2"><text:s/></text:p>
      <text:p text:style-name="P6">ISSUES</text:p>
      <text:p text:style-name="P7"><text:tab/>OpenMV: <text:span text:style-name="T1">Threshold for orange and red don’t work as expected in all lighting condi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0:20:48.942889459</meta:creation-date>
    <dc:date>2019-04-13T22:51:54.817270909</dc:date>
    <meta:editing-duration>PT35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64" meta:character-count="421" meta:non-whitespace-character-count="360"/>
  </office:meta>
</office:document-meta>
</file>